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style:style>
    <style:style style:name="P3" style:family="paragraph" style:parent-style-name="Standard">
      <style:text-properties fo:color="#0000ff"/>
    </style:style>
    <style:style style:name="P4" style:family="paragraph" style:parent-style-name="Standard">
      <style:text-properties fo:color="#0000ff" style:font-name="Courier New"/>
    </style:style>
    <style:style style:name="P5" style:family="paragraph" style:parent-style-name="Standard">
      <style:text-properties fo:color="#0000ff" style:text-underline-style="solid" style:text-underline-width="auto" style:text-underline-color="font-color"/>
    </style:style>
    <style:style style:name="P6" style:family="paragraph" style:parent-style-name="Standard">
      <style:text-properties fo:color="#0000ff" style:text-underline-style="none"/>
    </style:style>
    <style:style style:name="P7" style:family="paragraph" style:parent-style-name="Standard">
      <style:text-properties style:text-underline-style="solid" style:text-underline-width="auto" style:text-underline-color="font-color"/>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style:font-name="Courier New"/>
    </style:style>
    <style:style style:name="T8" style:family="text">
      <style:text-properties fo:color="#0000ff" style:font-name="Courier New"/>
    </style:style>
    <style:style style:name="T9" style:family="text">
      <style:text-properties style:font-name="Courier New"/>
    </style:style>
    <style:style style:name="T10" style:family="text">
      <style:text-properties style:text-underline-style="solid" style:text-underline-width="auto" style:text-underline-color="font-color"/>
    </style:style>
    <style:style style:name="T1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Preamble</text:h>
      <text:p text:style-name="Standard"/>
      <text:p text:style-name="Standard">These hasty notes will be rearranged and embedded into <text:span text:style-name="T2">ecoossi.odt</text:span>. They are somewhat prematurely articulated to help verify the EcoNet's satellite interface. Also, we hope to inspire discussions and a better design.</text:p>
      <text:p text:style-name="Standard"/>
      <text:p text:style-name="Standard">Satellite link insertion between the master aggregator and OSS extends the OSSI functionality on both ends; EcoNet's OSSI must communicate with EMS servers, the aggregator with EMS PDT, both with <text:s/>provisions for inherently expensive, extremely latent, jittery, and unreliable satellite link.</text:p>
      <text:p text:style-name="Standard"/>
      <text:p text:style-name="Standard">However, handling of these new constraints should benefit the application's OSSI in any scenario, in its 'production' state. For now, we're sketching the first skeleton implementation, aimed at verifying the sat. i/f data flow, power requirements, and best deployment logistics. We're rarely commenting how all should be implemented; this is a dry description of how it is now.</text:p>
      <text:p text:style-name="Standard"/>
      <text:h text:style-name="Heading_20_1" text:outline-level="1">Aggregator (Peg)</text:h>
      <text:p text:style-name="Standard"/>
      <text:p text:style-name="Standard">We maintain the OSSI definition as is, for nodes not connected via satellite – the existing OSS should work unchanged. If the node is supposed to be connected to a (satellite) PDT, its interface changes to accommodate the PDT specs. The i/f mode is ruled by the <text:span text:style-name="T2">sat_mod</text:span> variable. It may have several values, with SATMOD_NO designating the traditional i/f, and all other values implying satellite connectivity. Macro IS_SATGAT wraps up this (binary) relation.</text:p>
      <text:p text:style-name="Standard"/>
      <text:p text:style-name="Standard">[Most of pertinent constants is in <text:span text:style-name="T2">sat_*.h</text:span>]</text:p>
      <text:p text:style-name="Standard"/>
      <text:p text:style-name="Standard">Although it is possible to change the mode via added commands (<text:span text:style-name="T5">'s!', </text:span><text:span text:style-name="T6">'s+'</text:span><text:span text:style-name="T5">, '</text:span><text:span text:style-name="T6">s-'</text:span><text:span text:style-name="T5"> to switch to RF-echoed, ON, and OFF the satellite i/f, respectively</text:span>), for tests and experiments it is convenient to have appropriate modes preset. If the node's <text:span text:style-name="T2">host_id</text:span> high word is set to 0x<text:span text:style-name="T2">5A7E</text:span> (best hex mnemonic I could come up with: <text:span text:style-name="T2">SATE</text:span>), the node assumes PDT on the UART. For example, 0xBACA000A is our usual master 10, 0x5A7E000A is its satellite-ready incarnation. <text:span text:style-name="T5">BCAST_SATEST_MSG, when set to 1 in options.sys, is equivalent to 's!' issues at startup.</text:span></text:p>
      <text:p text:style-name="Standard"/>
      <text:p text:style-name="Standard">If the node is to be connected to a true PDT, all diag calls (direct, and indirect via app_diag()) must be disabled, at compile time in options.sys. UART_RATE must be 19200, which forces CRYSTAL2_RATE non-zero and cripples collector's powerdown(). So, to build the images, one should build them for _peg and _cus (_tag will fail with an error), generate appropriate images via genihex, and rerun mkmk and make with CSRYSTAL2_RATE 0 and UART_RATE 9600 for _tag. <text:span text:style-name="T2">options.tagall</text:span> (equivalent to current <text:span text:style-name="T2">options.sys</text:span>) and <text:span text:style-name="T2">options.satpeg</text:span> in <text:span text:style-name="T2">eco_demo</text:span> directory come handy to mitigate the messy routine: <text:span text:style-name="T2">cp, mkmk, make, genihex, cp, mkmk, make, genihex</text:span>. (VUEE couldn't care less, of course.) Of course, if experiments don't require the PST connected, options.tagall with diags enabled is good for all node types.</text:p>
      <text:p text:style-name="Standard"/>
      <text:p text:style-name="P3">We've experimented with the PDT set to 9600, but the hardware is far from reliable, and this qualifies as additional risk.</text:p>
      <text:p text:style-name="Standard"><text:soft-page-break/></text:p>
      <text:p text:style-name="P1">UART in satellite mode.</text:p>
      <text:p text:style-name="Standard"/>
      <text:p text:style-name="Standard">As already said, diags are compiled out; unfortunately, they handle some of the legit and important output, although not for basic operations. We'll migrate from using diags later; for now, remember about the crippled interface.</text:p>
      <text:p text:style-name="Standard"/>
      <text:p text:style-name="Standard">Every line of UART output is wrapped for PDT:</text:p>
      <text:p text:style-name="Standard"/>
      <text:p text:style-name="P2">AT+CMGS=TextMsg&lt;CR&gt;</text:p>
      <text:p text:style-name="P2">5,0,9,&lt;output line&gt;&lt;ctrl-z&gt;</text:p>
      <text:p text:style-name="Standard"/>
      <text:p text:style-name="Standard">so &lt;output line&gt; will be queued for transmission with priority 5, no flush, and 9 retries. All very arbitrary and trivial to modify, of course.</text:p>
      <text:p text:style-name="Standard"/>
      <text:p text:style-name="Standard">Although we have not attempted any data compression, we shortened most frequent reports to avoid sat. transmission of data meaningless in planned trial deployments. Also, we reduced number of reported sensors to three (PAR, T, RH) for the same reason. This is the UART output for a collector readings:</text:p>
      <text:p text:style-name="Standard"/>
      <text:p text:style-name="P2">AT+CMGS=TextMsg</text:p>
      <text:p text:style-name="P4">5,0,9,1002 <text:s/>101:2001-1-1 0:0:4 S0: 0, S1: 0, S2: 0</text:p>
      <text:p text:style-name="Standard"/>
      <text:p text:style-name="Standard">1002 – existing marker for OSS processing</text:p>
      <text:p text:style-name="Standard">101 – collector id</text:p>
      <text:p text:style-name="Standard"><text:span text:style-name="T7">2001-1-1 0:0:4</text:span> – timestamp</text:p>
      <text:p text:style-name="Standard">S0: 0, S1: 0, S2: 0 – sensor readings</text:p>
      <text:p text:style-name="Standard"/>
      <text:p text:style-name="Standard">Since the OSS modifications are needed to interface EMS servers, the format above will likely be shortened – in <text:span text:style-name="T2">eco_demo</text:span>, this is a trivial operation.</text:p>
      <text:p text:style-name="Standard"/>
      <text:p text:style-name="Standard">On the input strings, the following is performed in the simplest form of the PDT specs accommodation:</text:p>
      <text:p text:style-name="Standard"/>
      <text:p text:style-name="Standard">If the <text:span text:style-name="T3">“+CMGS: \”Tex”</text:span> string matches, the next input line will be interpreted as the command. Note that this string is supposed to appear only after this action:</text:p>
      <text:p text:style-name="Standard"/>
      <text:p text:style-name="Standard">If <text:span text:style-name="T3">“PDTRING”</text:span> matches, <text:span text:style-name="T3">“AT+CMGS=GetRxMsg”</text:span> is output.</text:p>
      <text:p text:style-name="Standard"/>
      <text:p text:style-name="Standard">If <text:span text:style-name="T3">“+GetMsgQue”</text:span> matches, the numbers representing PDT message holders are retrieved from the line. If # of occupied small buffers is 40, SATMOD_FULL is set. It will set a flag in consecutive acks, so collectors will save the data in their EEPROMs. This is very simplistic and doesn't guarantee data retention, but should be good for now.</text:p>
      <text:p text:style-name="Standard"/>
      <text:p text:style-name="Standard">The <text:span text:style-name="T3">“+GetMsgQue”</text:span> string appears as response to the <text:span text:style-name="T3">“AT+GetMsgQueueStatus”</text:span> command that is sent at the beginning of each audit cycle (with settable frequency). That way, SATMOD_FULL changes to SATMOD_YES if the message holders become available.</text:p>
      <text:p text:style-name="Standard"/>
      <text:p text:style-name="Standard"/>
      <text:p text:style-name="Standard"><text:soft-page-break/>If <text:span text:style-name="T3">“+CMGS: \”Sys”</text:span> matches, we retrieve the PDT's time from the line. If the year is &gt;= 2009, we assume good data and set the master's wall time. If the wall time was not initialized, it is, with all network-wide consequences, mimicking the 'T' command issued from the non-satellite OSS.<text:span text:style-name="T5"> If wall time is already initialized, the SystemStatus command is issued periodically and the time updated.</text:span> Note that this is not a foolproof and rather naïve approach, but will do for now.</text:p>
      <text:p text:style-name="Standard"/>
      <text:p text:style-name="Standard"><text:span text:style-name="T3">“+CMGS: \”Sys”</text:span> appears after the <text:span text:style-name="T3">“AT+CMGS=SystemStatus\rG\032”</text:span> command that is sent on the master beacon frequency (randomized 25-35s.), if the i/f is SATMOD_UNINIT or the wall time was not set yet, and periodically every SATTIME_ADJ seconds. <text:span text:style-name="T5">The </text:span><text:span text:style-name="T7">#define</text:span><text:span text:style-name="T5"> is in </text:span><text:span text:style-name="T6">sat_peg.h</text:span><text:span text:style-name="T5">, and should be set to 3600 or more. For test runs, it is 60.</text:span></text:p>
      <text:p text:style-name="Standard"/>
      <text:p text:style-name="Standard">SATMOD_UNINIT is the mode the node starts with, to change it to SATMOD_YES after the 1<text:span text:style-name="T1">st</text:span> recognized input. Of course, a more robust mechanism is needed to reliably assess the PDT state (and reset it, possibly), but this is left out for now. Same with the PDT power management, and yet unclear sleep modes.</text:p>
      <text:p text:style-name="Standard"/>
      <text:p text:style-name="Standard">When handling the input, the aggregator sends out <text:span text:style-name="T2">msg_satest</text:span> messages, to help <text:span text:style-name="T2">Custodian</text:span> nodes track the flow (<text:span text:style-name="T5">if BCAST_SATEST_MSG is set in </text:span><text:span text:style-name="T6">options.sys</text:span>). When a <text:span text:style-name="T2">msg_satest</text:span> arrives at the aggregator, its payload is output as is, which includes the text msg wrapper at the sat. i/f.</text:p>
      <text:p text:style-name="Standard"/>
      <text:h text:style-name="Heading_20_1" text:outline-level="1">Custodian (new _cus node type within the eco_demo praxis)</text:h>
      <text:p text:style-name="Standard"/>
      <text:p text:style-name="Standard">We'll need a separate node type to efficiently handle ad hoc maintenance of ad hoc sensors networks, but for now <text:span text:style-name="T2">Custodian</text:span> is a slightly modified <text:span text:style-name="T2">Aggregator</text:span>, with the only goal to assist experiments with the satellite i/f. As Aggregators, Custodians come within 'ASCII terminal' or 'satellite' flavors, toggled by 's+++' and 's---' inputs. The 0x<text:span text:style-name="T2">5A7E</text:span> satellite-inclined preset works here, too.</text:p>
      <text:p text:style-name="Standard"/>
      <text:p text:style-name="Standard"><text:span text:style-name="T4">SATMOD_NO</text:span> mode command</text:p>
      <text:p text:style-name="Standard"/>
      <text:p text:style-name="P7"><text:span text:style-name="T3">s &lt;text&gt;</text:span> (s-blank-text)</text:p>
      <text:p text:style-name="Standard"/>
      <text:p text:style-name="Standard">wraps &lt;text&gt; in the text message wrapper and sends it as the <text:span text:style-name="T2">msg_satest</text:span> payload (no multi-hopping).</text:p>
      <text:p text:style-name="Standard"/>
      <text:p text:style-name="P7"><text:span text:style-name="T3">s&lt;text&gt;</text:span> (no blank)</text:p>
      <text:p text:style-name="Standard"/>
      <text:p text:style-name="Standard">sends &lt;text&gt; as is. So,</text:p>
      <text:p text:style-name="Standard"/>
      <text:p text:style-name="P2">s abracadabra</text:p>
      <text:p text:style-name="Standard"/>
      <text:p text:style-name="Standard">is equivalent to</text:p>
      <text:p text:style-name="Standard"/>
      <text:p text:style-name="P2">sAT+CMGS=TextMsg&lt;CR&gt;</text:p>
      <text:p text:style-name="P2">5,0,9,abracadabra&lt;ctrl-z&gt;</text:p>
      <text:p text:style-name="Standard"/>
      <text:p text:style-name="Standard">Payload of incoming <text:span text:style-name="T2">msg_satest</text:span> is output as is.</text:p>
      <text:p text:style-name="Standard"/>
      <text:p text:style-name="Standard"/>
      <text:p text:style-name="P5"><text:soft-page-break/>r host_id &lt;cmd&gt;</text:p>
      <text:p text:style-name="P5"/>
      <text:p text:style-name="P6">This 'RPC' command is revived from some early praxes, where it proved to be as powerful as dangerous for a casual user. It executes &lt;cmd&gt; on the host with host_id, within the custodians' range (no multihopping). At present, it is intended to communicate with the master connected to a satellite terminal. However, it would be processed at any aggregator as well. Use with caution.</text:p>
      <text:p text:style-name="P6"/>
      <text:p text:style-name="P6">Examples:</text:p>
      <text:p text:style-name="P6"/>
      <text:p text:style-name="P6">r 10 s---</text:p>
      <text:p text:style-name="P6">puts node 10 to SATMOD_NO. Better disconnect the sat. terminal before.</text:p>
      <text:p text:style-name="P6"/>
      <text:p text:style-name="P6">R 10 Y_120</text:p>
      <text:p text:style-name="P3"><text:span text:style-name="T11">assuming 10 is the master, it'll sync its collector to 2 min. Note '_' instead of ' '. All spaces must be entered as underlines.</text:span></text:p>
      <text:p text:style-name="Standard"/>
      <text:p text:style-name="Standard">Custodian in <text:span text:style-name="T4">SATMOD_YES</text:span> mode simply sends out all UART input in <text:span text:style-name="T2">msg_satest</text:span> messages. <text:span text:style-name="T5">Although it may be useful in same tests (e.g. to mimic the satellite serial cable), SATMOD_YES on a custodian is a rare and not thoroughly tested option.</text:span></text:p>
      <text:p text:style-name="Standard"/>
      <text:p text:style-name="Standard">Besides obvious employment as a tracking and debugging tool, Custodians likely will be used for satellite i/f setups in the field.</text:p>
      <text:p text:style-name="Standard"/>
      <text:p text:style-name="Standard">Custodian functionality should also include collections of EEPROM dumps from standalone plots, and possibly fragments of net management, but for now only the satellite-oriented functionality is truly active. The rest of aggregator commands is still present there, but may have bad side effects on the network, so don't use them.</text:p>
      <text:p text:style-name="Standard"/>
      <text:p text:style-name="Standard">Collector (tag) functionality is unchanged, with added guard for compilation with CRYSTAL2_RATE 0. Aggregators with standard interface should work exactly as they are now, with the <text:span text:style-name="T2">msg_satest</text:span> handling (straight output) addition.</text:p>
      <text:p text:style-name="Standard"/>
      <text:p text:style-name="Standard"><text:span text:style-name="T2">The sat_test.xml </text:span>describes a VUEE model illustrating the functionality sketched here.</text:p>
      <text:p text:style-name="Standard"/>
      <text:p text:style-name="Standard">Sorry for the chaotic writeu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lodek</meta:initial-creator>
    <meta:creation-date>2009-01-19T10:46:27.52</meta:creation-date>
    <dc:date>2009-04-14T20:19:32.74</dc:date>
    <meta:editing-duration>PT06H11M37S</meta:editing-duration>
    <meta:editing-cycles>17</meta:editing-cycles>
    <meta:generator>OpenOffice.org/3.0$Win32 OpenOffice.org_project/300m15$Build-9379</meta:generator>
    <dc:creator>wlodek</dc:creator>
    <meta:document-statistic meta:table-count="0" meta:image-count="0" meta:object-count="0" meta:page-count="4" meta:paragraph-count="58" meta:word-count="1407" meta:character-count="8699"/>
    <meta:user-defined meta:name="Info 1"/>
    <meta:user-defined meta:name="Info 2"/>
    <meta:user-defined meta:name="Info 3"/>
    <meta:user-defined meta:name="Info 4"/>
  </office:meta>
</office:document-meta>
</file>